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20.65pt" svg:y="1.13pt">
            <draw:object draw:notify-on-update-of-ranges="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ecurity Level</text:p>
          </table:table-cell>
          <table:table-cell table:style-name="ce3" office:value-type="string" calcext:value-type="string">
            <text:p>Throughput</text:p>
          </table:table-cell>
          <table:table-cell table:style-name="ce3" office:value-type="string" calcext:value-type="string">
            <text:p>S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6:18:21.022187398</meta:creation-date>
    <dc:date>2019-09-03T08:10:31.469319681</dc:date>
    <meta:editing-duration>PT1H31M48S</meta:editing-duration>
    <meta:editing-cycles>3</meta:editing-cycles>
    <meta:generator>LibreOffice/6.0.7.3$Linux_X86_64 LibreOffice_project/00m0$Build-3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Throughput vs Security Level</text:p>
        </chart:title>
        <chart:subtitle svg:x="6.567cm" svg:y="1.275cm" chart:style-name="ch3">
          <text:p>PHP on NGINX</text:p>
        </chart:subtitle>
        <chart:legend chart:legend-position="end" svg:x="12.136cm" svg:y="3.952cm" style:legend-expansion="high" chart:style-name="ch4"/>
        <chart:plot-area chart:style-name="ch5" table:cell-range-address="Sheet1.B1:Sheet1.C5" chart:data-source-has-labels="row" svg:x="1.331cm" svg:y="2.138cm" svg:width="10.485cm" svg:height="5.701cm">
          <chartooo:coordinate-region svg:x="2.138cm" svg:y="2.337cm" svg:width="9.584cm" svg:height="4.855cm"/>
          <chart:axis chart:dimension="x" chart:name="primary-x" chart:style-name="ch6">
            <chart:title svg:x="4.531cm" svg:y="8.019cm" chart:style-name="ch7">
              <text:p>Security Level in Libsodium</text:p>
            </chart:title>
          </chart:axis>
          <chart:axis chart:dimension="y" chart:name="primary-y" chart:style-name="ch8">
            <chart:title svg:x="0.451cm" svg:y="6.646cm" chart:style-name="ch9">
              <text:p>Throughput (Req/Sec)</text:p>
            </chart:title>
            <chart:grid chart:style-name="ch10" chart:class="major"/>
          </chart:axis>
          <chart:series chart:style-name="ch11" chart:values-cell-range-address="Sheet1.B2:Sheet1.B5" chart:label-cell-address="Sheet1.B1:Sheet1.B1" chart:class="chart:line">
            <chart:data-point chart:repeated="4"/>
          </chart:series>
          <chart:series chart:style-name="ch12" chart:values-cell-range-address="Sheet1.C2:Sheet1.C5" chart:label-cell-address="Sheet1.C1:Sheet1.C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  <table:table-cell office:value-type="string">
                <text:p>SL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B2:Sheet1.B5</svg:desc>
                </draw:g>
              </table:table-cell>
              <table:table-cell office:value-type="float" office:value="250">
                <text:p>250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